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DejaVu Sans Mono" svg:font-family="'DejaVu Sans Mono'"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paragraph-rsid="00090fbf"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style:text-underline-style="none" fo:font-weight="normal" officeooo:paragraph-rsid="00090fbf"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style="italic" style:text-underline-style="none" fo:font-weight="bold" officeooo:paragraph-rsid="00090fbf" style:font-size-asian="10.5pt" style:font-style-asian="italic" style:font-weight-asian="bold" style:font-size-complex="12pt" style:font-style-complex="italic" style:font-weight-complex="bold"/>
    </style:style>
    <style:style style:name="P4" style:family="paragraph" style:parent-style-name="Standard">
      <style:paragraph-properties fo:text-align="start" style:justify-single-word="false"/>
      <style:text-properties fo:font-size="12pt" fo:font-style="normal" style:text-underline-style="none" fo:font-weight="normal" officeooo:paragraph-rsid="000b6dee"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style:text-underline-style="none" fo:font-weight="normal" officeooo:paragraph-rsid="000e490d"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style:text-underline-style="none" fo:font-weight="normal" officeooo:paragraph-rsid="000ed49c"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style:text-underline-style="none" fo:font-weight="normal" officeooo:paragraph-rsid="000f9cd7"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style:text-underline-style="none" fo:font-weight="normal" officeooo:paragraph-rsid="00126d9c"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style:text-underline-style="none" fo:font-weight="normal" officeooo:paragraph-rsid="001396f0"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Liberation Serif" fo:font-size="12pt" fo:font-style="normal" fo:font-weight="normal" officeooo:paragraph-rsid="000c64f9"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Liberation Serif" fo:font-size="12pt" fo:font-style="normal" style:text-underline-style="none" fo:font-weight="normal" officeooo:paragraph-rsid="000c64f9"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style:text-underline-style="none" fo:font-weight="normal" officeooo:paragraph-rsid="0014af37"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italic" style:text-underline-style="none" fo:font-weight="bold" officeooo:paragraph-rsid="00090fbf" style:font-size-asian="10.5pt" style:font-style-asian="italic" style:font-weight-asian="bold" style:font-size-complex="12pt" style:font-style-complex="italic" style:font-weight-complex="bold"/>
    </style:style>
    <style:style style:name="P14" style:family="paragraph" style:parent-style-name="Standard">
      <style:paragraph-properties fo:text-align="start" style:justify-single-word="false"/>
      <style:text-properties officeooo:paragraph-rsid="00090fbf"/>
    </style:style>
    <style:style style:name="P15" style:family="paragraph" style:parent-style-name="Standard">
      <style:paragraph-properties fo:text-align="start" style:justify-single-word="false"/>
      <style:text-properties officeooo:paragraph-rsid="001770f1"/>
    </style:style>
    <style:style style:name="T1" style:family="text">
      <style:text-properties style:text-underline-style="none"/>
    </style:style>
    <style:style style:name="T2"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3" style:family="text">
      <style:text-properties fo:font-size="12pt" fo:font-style="normal" style:text-underline-style="none" fo:font-weight="normal" officeooo:rsid="001770f1" style:font-size-asian="10.5pt" style:font-style-asian="normal" style:font-weight-asian="normal" style:font-size-complex="12pt" style:font-style-complex="normal" style:font-weight-complex="normal"/>
    </style:style>
    <style:style style:name="T4" style:family="text">
      <style:text-properties fo:font-size="12pt" fo:font-style="normal" style:text-underline-style="none" fo:font-weight="normal" officeooo:rsid="00182acf" style:font-size-asian="10.5pt" style:font-style-asian="normal" style:font-weight-asian="normal" style:font-size-complex="12pt" style:font-style-complex="normal" style:font-weight-complex="normal"/>
    </style:style>
    <style:style style:name="T5" style:family="text">
      <style:text-properties officeooo:rsid="0015b8a5"/>
    </style:style>
    <style:style style:name="T6" style:family="text">
      <style:text-properties officeooo:rsid="00185288"/>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projet algorithmique : </text:p>
      <text:p text:style-name="P1">« Pr oblème du voyageur de commerce »</text:p>
      <text:p text:style-name="P1"/>
      <text:p text:style-name="P2">ARNAUD Alexia</text:p>
      <text:p text:style-name="P2">BRAZOUSKAYA Darya</text:p>
      <text:p text:style-name="P2">GUNTZ Thomas</text:p>
      <text:p text:style-name="P2"/>
      <text:p text:style-name="P3">Floyd-Warshall :</text:p>
      <text:p text:style-name="P10"><text:span text:style-name="T1"><draw:frame draw:style-name="fr1" draw:name="Objet1" text:anchor-type="as-char" svg:y="-0.443cm" svg:width="8.511cm" svg:height="0.563cm" draw:z-index="0"><draw:object xlink:href="./Object 1" xlink:type="simple" xlink:show="embed" xlink:actuate="onLoad"/><draw:image xlink:href="./ObjectReplacements/Object 1" xlink:type="simple" xlink:show="embed" xlink:actuate="onLoad"/></draw:frame></text:span><text:span text:style-name="T1">, cette formule peut s'expliquer de la façon suivante : i et j sont deux sommets du graphe G qui en a n. On cherche le plus court chemin de i à j dont les sommets intermédiaires sont dans 1..k+1. </text:span></text:p>
      <text:p text:style-name="P11">On se rend compte alors qu'il y a deux possibilités : soit le chemin ne passe pas par le sommet k +1; soit le chemin passe exactement une fois par le sommet k+1 (car il n'y a pas de cycle de coût négatif) et par conséquent le chemin de i à j et la concaténation du chemin de i à k+1 et du chemin de k+1 à j (dont les sommets intermédiaires sont dans 1 ..k pour chacun de ces deux chemins).</text:p>
      <text:p text:style-name="P4">La complexité de l'algorithme est O(n³), en effet il y a 3 boucles for imbriquées : une pour le sommet de départ, une pour le sommet d'arrivée et une pour le sommet intermédiaire.</text:p>
      <text:p text:style-name="P3"/>
      <text:p text:style-name="P3">Énumération :</text:p>
      <text:p text:style-name="P6">La complexité pour énumérer toutes les solutions possibles est de O((n-1)!) : on calcule toutes les combinaisons possibles de chemins en partant du premier sommet. On cherche un chemin hamiltonien, donc on ne passe pas deux fois sur le même sommet. Le premier sommet a n-1 arrêtes possibles (n-1 sommets non visités), le second sommet aura lui aussi n-1 arrêtes moins celle qu'on vient d'utiliser : n-2 et ainsi de suite -&gt; (n-1) !.</text:p>
      <text:p text:style-name="P7">Cette complexité croît très vite selon n, pour n&gt;15, le temps de calcul commence à devenir assez long sans pour autant donner une solution pour notre problème. Un algorithme peu viable qui prouve l'intérêt de tester de nouvelles approches.</text:p>
      <text:p text:style-name="P3"/>
      <text:p text:style-name="P3">Algorithme glouton :</text:p>
      <text:p text:style-name="P12">La complexité de l’algorithme est O(n²) : on parcourt tous les sommets (au fur et au mesure ils deviennent visités, c'est de l'ordre O(n)) et pour chaque sommet visité on cherche le sommet le plus proche parmi non-visité (ce que est localement optimal, en O(n)), d’où la complexité total. Par contre c'est un algorithme qui trouve pas forcement <text:span text:style-name="T5">une</text:span> solution optimale. On peut traiter les problèmes d'assez grande taille. <text:span text:style-name="T6">Cette solution peut être utilisé comme le point de départ pour les autres algo (recherche locale) ou comme la solution réalisable pour évaluation.</text:span></text:p>
      <text:p text:style-name="P3"/>
      <text:p text:style-name="P3">Algorithme de recherche locale :</text:p>
      <text:p text:style-name="P4">La complexité de l'algorithme est O(n²) en moyenne (2 boucles for imbriquées). Pour le pire cas le coût peut rapidement devenir exponentiel, cela dépend de la boucle while globale qui a pour paramètre un booléen à vrai tant qu'on peut améliorer la solution.</text:p>
      <text:p text:style-name="P4">La taille maximale n du problème que l'on peut traiter est assez grande ; pour n=100, on met 0 .021s.</text:p>
      <text:p text:style-name="P4">A partir de quelques échantillons on observe que le pourcentage d'amélioration par rapport à l'algorithme glouton est d'environ : 10 %</text:p>
      <text:p text:style-name="P4"/>
      <text:p text:style-name="P3">Sortir des minimaux locaux:</text:p>
      <text:p text:style-name="P4">La complexité de l'algorithme est O(n²) en moyenne (2 boucles for imbriquées). Pour le pire cas le coût peut rapidement devenir exponentiel, cela dépend de la boucle while globale qui a pour paramètre un booléen à vrai tant qu'on peut améliorer la solution.</text:p>
      <text:p text:style-name="P5">La taille maximale n du problème que l'on peut traiter est assez grande ; pour n=100, on met 0 .39s.</text:p>
      <text:p text:style-name="P5">A partir de quelques échantillons on observe que le pourcentage d'amélioration par rapport à <text:soft-page-break/>l'algorithme de recherche locale est d'environ:3 %</text:p>
      <text:p text:style-name="P4"/>
      <text:p text:style-name="P3">Programmation dynamique :</text:p>
      <text:p text:style-name="P3"/>
      <text:p text:style-name="P8">L'algorithme de programmation dynamique donne une approche intéressante du problème. La formule énoncée propose de calculer les plus courts chemin pour un ensemble S de sommets. S contient une combinaison de sommets et contient forcément le premier sommet, sa taille grandit à chaque nouvelle itération (appel récursif). Ainsi si 0 est le premier sommet, au premier appel récursif on aura S={0,1}, S={0,2}...S{0,n-1}, le calcul du plus court chemin des S est ici trivial (il correspond à la ligne de transition du sommet 0). Pour le 2nd appel, S={0,1,2}, S={0,1,3}, S={0,2,1}..S{0,n-1,n-2}, le calcul des plus courts chemin se fait grâce au C(k-1) calculé au premier appel + le coût de transition entre les deux derniers sommets (O(n), une seule opération par ensemble). Ainsi de suite jusqu'au n-1 appel récursif, tous les sommets seront dans S et les plus courts chemin seront calculés. Il suffit de prendre le minimum de ces coûts et de rajouter le dernier coût pour revenir au sommet initial.</text:p>
      <text:p text:style-name="P8">Complexité : O(n * 2^n) car on dispose de 2^n combinaisons possibles en tout pour S et un simple calcul est fait par combinaison (O(n), on ajoute simplement un coût au résultat précédent déjà calculé).</text:p>
      <text:p text:style-name="P9">L'algorithme de programmation dynamique marche très bien pour n&lt;11 (sur les machines Ensimag), il sature à n&gt;12 du fait du trop grand nombre de combinaisons possibles (2^n). Ces combinaisons allouées dynamiquement dans notre programme et arrive rapidement à saturation.</text:p>
      <text:p text:style-name="P3"/>
      <text:p text:style-name="P3">Branch and Bound : </text:p>
      <text:p text:style-name="P14"><text:span text:style-name="T3"/></text:p>
      <text:p text:style-name="P15"><text:span text:style-name="T3">Pour une borne inférieure d'un chemin minimum de type (b; V\S ; a) on a min{dist</text:span><text:span text:style-name="T4">ance</text:span><text:span text:style-name="T3">(b, V\S)} + min{dist</text:span><text:span text:style-name="T4">ance</text:span><text:span text:style-name="T3">(a, V\S)} + poids d'un arbre couvrant min de V\S. <text:s/>Car une partie de chemin min dans V\S est un chemin hamiltonien, donc un arbre couvrant, donc son poids est supérieur au poids d'un arbre couvrant min ; une arrête de b à V\S dans le chemin min est de poids supérieur au minimum de poids de tous les arrêtes de b à V\S (idem pour a). D’où la règle de «bounding».</text:span></text:p>
      <text:p text:style-name="P15"><text:span text:style-name="T2">C'est un algorithme qui trouve la solution optimale, mais dont la complexité augmente très vite avec la taille (O(</text:span><text:span text:style-name="T2"><draw:frame draw:style-name="fr2" draw:name="Objet3" text:anchor-type="as-char" svg:y="-0.439cm" svg:width="1.171cm" svg:height="0.531cm" draw:z-index="1"><draw:object xlink:href="./Object 3" xlink:type="simple" xlink:show="embed" xlink:actuate="onLoad"/><draw:image xlink:href="./ObjectReplacements/Object 3" xlink:type="simple" xlink:show="embed" xlink:actuate="onLoad"/></draw:frame></text:span><text:span text:style-name="T2">), ou c est une certaine constante, ce terme est du au branchement (mais on le fait pas </text:span><text:span text:style-name="T4">à chaque étape</text:span><text:span text:style-name="T2"> comme on coupe certaines branches), n² vient du traitement dans chaque nœud (notamment </text:span><text:span text:style-name="T4">le </text:span><text:span text:style-name="T2">calcul d</text:span><text:span text:style-name="T4">e</text:span><text:span text:style-name="T2"> coût de l'arbre couvrant minimum pour construire la borne inférieure)). </text:span><text:span text:style-name="T4">C'est relativement difficile de trouver la taille max de l'instance. Sur ordinateur <text:s/>personnel on a eu 274 s pour le temps d’exécution d'algo avec le graphe complet à </text:span><text:span text:style-name="T2">13 </text:span><text:span text:style-name="T4">sommets</text:span><text:span text:style-name="T2">. </text:span></text:p>
      <text:p text:style-name="P3"/>
      <text:p text:style-name="P3">Comparaison des différents algorithm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ans-serif" svg:font-family="sans-serif"/>
    <style:font-face style:name="DejaVu Sans Mono" svg:font-family="'DejaVu Sans Mono'"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3T09:03:24.170807084</meta:creation-date>
    <dc:date>2014-11-13T21:36:26.220943473</dc:date>
    <meta:editing-duration>PT1H11M10S</meta:editing-duration>
    <meta:editing-cycles>11</meta:editing-cycles>
    <meta:generator>LibreOffice/4.1.3.2$Linux_X86_64 LibreOffice_project/410m0$Build-2</meta:generator>
    <dc:creator>utilisateur </dc:creator>
    <meta:document-statistic meta:table-count="0" meta:image-count="0" meta:object-count="2" meta:page-count="2" meta:paragraph-count="30" meta:word-count="1003" meta:character-count="5800" meta:non-whitespace-character-count="4830"/>
  </office:meta>
</office:document-meta>
</file>

<file path=Object 1/content.xml><?xml version="1.0" encoding="utf-8"?>
<math xmlns="http://www.w3.org/1998/Math/MathML" display="block">
  <semantics>
    <mrow>
      <msup>
        <mi>d</mi>
        <mrow>
          <mo fence="true" stretchy="false">(</mo>
          <mrow>
            <mrow>
              <mi>k</mi>
              <mo stretchy="false">+</mo>
              <mn>1</mn>
            </mrow>
          </mrow>
          <mo fence="true" stretchy="false">)</mo>
        </mrow>
      </msup>
      <mrow>
        <mrow>
          <mo fence="true" stretchy="false">(</mo>
          <mrow>
            <mrow>
              <mi>i</mi>
              <mi>,</mi>
              <mi>j</mi>
            </mrow>
          </mrow>
          <mo fence="true" stretchy="false">)</mo>
        </mrow>
        <mo stretchy="false">=</mo>
        <mi mathvariant="italic">min</mi>
      </mrow>
      <mrow>
        <mo fence="true" stretchy="false">(</mo>
        <mrow>
          <mrow>
            <msup>
              <mi>d</mi>
              <mi>k</mi>
            </msup>
            <mrow>
              <mo fence="true" stretchy="false">(</mo>
              <mrow>
                <mrow>
                  <mi>i</mi>
                  <mi>,</mi>
                  <mi>j</mi>
                </mrow>
              </mrow>
              <mo fence="true" stretchy="false">)</mo>
            </mrow>
            <mi>,</mi>
            <msup>
              <mi>d</mi>
              <mi>k</mi>
            </msup>
            <mrow>
              <mrow>
                <mo fence="true" stretchy="false">(</mo>
                <mrow>
                  <mrow>
                    <mi>i</mi>
                    <mi>,</mi>
                    <mrow>
                      <mi>k</mi>
                      <mo stretchy="false">+</mo>
                      <mn>1</mn>
                    </mrow>
                  </mrow>
                </mrow>
                <mo fence="true" stretchy="false">)</mo>
              </mrow>
              <mo stretchy="false">+</mo>
              <msup>
                <mi>d</mi>
                <mi>k</mi>
              </msup>
            </mrow>
            <mrow>
              <mo fence="true" stretchy="false">(</mo>
              <mrow>
                <mrow>
                  <mrow>
                    <mi>k</mi>
                    <mo stretchy="false">+</mo>
                    <mn>1,</mn>
                  </mrow>
                  <mi>j</mi>
                </mrow>
              </mrow>
              <mo fence="true" stretchy="false">)</mo>
            </mrow>
          </mrow>
        </mrow>
        <mo fence="true" stretchy="false">)</mo>
      </mrow>
    </mrow>
    <annotation encoding="StarMath 5.0">d^(k+1)(i,j)=min (d^k(i,j),d^k(i,k+1)+d^k(k+1,j))</annotation>
  </semantics>
</math>
</file>

<file path=Object 3/content.xml><?xml version="1.0" encoding="utf-8"?>
<math xmlns="http://www.w3.org/1998/Math/MathML">
  <semantics>
    <mrow>
      <mrow>
        <msup>
          <mi>n</mi>
          <mrow>
            <mn>2</mn>
          </mrow>
        </msup>
        <mo stretchy="false">∗</mo>
        <msup>
          <mi>c</mi>
          <mrow>
            <mi>n</mi>
          </mrow>
        </msup>
      </mrow>
    </mrow>
    <annotation encoding="StarMath 5.0">n^{2}*c^{n} </annotation>
  </semantics>
</math>
</file>